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text-position="0% 100%" officeooo:paragraph-rsid="001ff6cc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30aca" officeooo:paragraph-rsid="001ff6cc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b706c" officeooo:paragraph-rsid="001ff6cc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ccddc" officeooo:paragraph-rsid="001ff6cc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e0b21" officeooo:paragraph-rsid="001ff6cc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e0d3c" officeooo:paragraph-rsid="001ff6cc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fe1e0" officeooo:paragraph-rsid="001ff6cc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153cb" officeooo:paragraph-rsid="001ff6cc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330aca" officeooo:paragraph-rsid="001ff6cc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text-position="0% 100%" officeooo:rsid="00373677" officeooo:paragraph-rsid="001ff6cc"/>
    </style:style>
    <style:style style:name="T1" style:family="text">
      <style:text-properties officeooo:rsid="0202fe5a"/>
    </style:style>
    <style:style style:name="T2" style:family="text">
      <style:text-properties officeooo:rsid="00373677"/>
    </style:style>
    <style:style style:name="T3" style:family="text">
      <style:text-properties style:font-name="DoloresCyr" officeooo:rsid="00373677"/>
    </style:style>
    <style:style style:name="T4" style:family="text">
      <style:text-properties officeooo:rsid="0201b455"/>
    </style:style>
    <style:style style:name="T5" style:family="text">
      <style:text-properties officeooo:rsid="01560252"/>
    </style:style>
    <style:style style:name="T6" style:family="text">
      <style:text-properties officeooo:rsid="036f8182"/>
    </style:style>
    <style:style style:name="T7" style:family="text">
      <style:text-properties officeooo:rsid="012e0b21"/>
    </style:style>
    <style:style style:name="T8" style:family="text">
      <style:text-properties officeooo:rsid="013153cb"/>
    </style:style>
    <style:style style:name="T9" style:family="text">
      <style:text-properties officeooo:rsid="01330aca"/>
    </style:style>
    <style:style style:name="T10" style:family="text">
      <style:text-properties officeooo:rsid="022cdd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2">*** <text:s text:c="3"/></text:span><text:bookmark-start text:name="супружеская жизнь"/><text:span text:style-name="T3">супружеская жизнь</text:span><text:bookmark-end text:name="супружеская жизнь"/><text:span text:style-name="T2"> <text:s text:c="2"/>***</text:span></text:h>
      <text:p text:style-name="P10"/>
      <text:p text:style-name="P3"><text:s/>СМП-615, он же строительно-монтажный поезд по<text:span text:style-name="T4">д</text:span> тем же номером, находится примерно там, где я когда-то жевал траву, оголодав в велосипедной поездке на Сейм, только по другую сторону дороги. </text:p>
      <text:p text:style-name="P3"><text:span text:style-name="T5">В момент</text:span> <text:span text:style-name="T4">велопробега </text:span>там Конотопа <text:span text:style-name="T5">ещё </text:span>не было, а был лишь конотопский район, но город рос и это место стало частью его — городским районом именуемым «На <text:span text:style-name="T6">С</text:span>еми <text:span text:style-name="T6">В</text:span>етрах». </text:p>
      <text:p text:style-name="P3">Конотопчанам не занимать поэтического видения мира.</text:p>
      <text:p text:style-name="P3"/>
      <text:p text:style-name="P4">В начале декабря, <text:span text:style-name="T4">после краткого визита в <text:s/>пригород Чернигова,</text:span> я пришёл в СМП-615, поскольку туда нет ни трамвайных, ни автобусных маршрутов — это же у чёрта на куличках, <text:span text:style-name="T6">Н</text:span>а <text:span text:style-name="T5">С</text:span>еми <text:span text:style-name="T6">В</text:span>етрах.</text:p>
      <text:p text:style-name="P4">Начальник отдела кадров корчил рожи почище Славика Аксянова. В какой-то момент он даже схватил со стола широкую деревянную линейку и прикрыл её свой левый глаз. </text:p>
      <text:p text:style-name="P4"><text:span text:style-name="T4">Боялся</text:span> мен<text:span text:style-name="T5">я</text:span> сглазить? </text:p>
      <text:p text:style-name="P4"><text:span text:style-name="T6">Предположить,</text:span> что это его так с похмелья корёжило не получается — шла вторая половина дня. </text:p>
      <text:p text:style-name="P4">Тем не менее, на работу он меня принял и объяснил, что от каждого построенного жилого дома организации полагается 10% его квартир, которые распределяются среди работников СМП в порядке установленной очереди. </text:p>
      <text:p text:style-name="P4"><text:span text:style-name="T5">Сейчас, например,</text:span> ведётся строительство 110-квартирного дома, а в очереди <text:s/>на улучш<text:span text:style-name="T7">ение</text:span> свои<text:span text:style-name="T6">х</text:span> жилищны<text:span text:style-name="T7">х</text:span> услови<text:span text:style-name="T7">й насчитывается</text:span> 23 желающих.</text:p>
      <text:p text:style-name="P5">Я написал заявление и стал 24-м в очереди. </text:p>
      <text:p text:style-name="P5">Меня не пугало даже то обстоятельство, что после сдачи 110-квартирного я стану в очереди тринадцатым. Зато ещё через один-<text:span text:style-name="T6">два</text:span> дом<text:span text:style-name="T6">а</text:span> мне точно достанется квартира для своей семьи.</text:p>
      <text:p text:style-name="P5">Тогда я ещё не знал, что не всё так арифметически просто, а начальник отдела кадров не успел мне этого объяснить — он поменял место работы и на эту должность пришёл моложавый пенсионер из вооружённых сил. </text:p>
      <text:p text:style-name="P5">С этим всё было предельно ясно и субординатно — отставной майор Петухов держал выражения лица под контролем.</text:p>
      <text:p text:style-name="P5"/>
      <text:p text:style-name="P5">Впрочем, не очень-то и важно какими оказались начальники отдела кадров, потому что главными людьми в моей жизни на предстоящие шесть лет стала бригада каменщиков.</text:p>
      <text:p text:style-name="P5">В СМП-615 насчитывалась всего одна такая бригада; <text:s/>все остальные: штукатуры, сварщики, плотники, сантехники — приходили <text:span text:style-name="T5">на возводимые объекты уже </text:span>после нас. </text:p>
      <text:p text:style-name="P5">Рабочие растворно-бетонного узла, крановщики, водителя, грузчики, <text:span text:style-name="T4">являясь вспомогательным звеном,</text:span> работали на нас; ну, и ещё куда пошлют. </text:p>
      <text:p text:style-name="P6">Даже инженерно-технические работники и бухгалтерия были вторичны, по сравнению с нами.</text:p>
      <text:p text:style-name="P6">Именно мы приходили в глубокие котлованы и заполняли их кладкой многотонных бетонных блоков при содействии <text:s/>автокрановщика Гавкалова. </text:p>
      <text:p text:style-name="P6">Затем начиналась эпопея роста стен и «начинки» здания <text:s/>методом «кирпич на кирпич», в чём <text:soft-page-break/>помогали крановщики башенного крана — <text:span text:style-name="T5">Микола</text:span>, <text:s/>другой Коля <text:span text:style-name="T6">и </text:span>Виталя.</text:p>
      <text:p text:style-name="P6">Менялись крановщики, менялись сварщики, но мы оставались, ибо кто, если не мы изменит пространство?</text:p>
      <text:p text:style-name="P6"/>
      <text:p text:style-name="P6">Там где прежде находил<text:span text:style-name="T4">а</text:span>сь лишь заполненная воздухом пустота для пролёта ворон, пролегли лестничные марши, по которым жильцы подымаются к своим домашним очагам на недосягаемые прежде высоты. </text:p>
      <text:p text:style-name="P6">Вор<text:span text:style-name="T4">ó</text:span>нам пришлось пересмотреть свои маршруты.</text:p>
      <text:p text:style-name="P6"/>
      <text:p text:style-name="P6">Конечно, многоквартирные жилые дома результат труда всех перечисленных, <text:span text:style-name="T5">а также</text:span> и не упомянутых <text:span text:style-name="T4">структур</text:span> СМП, но остриём продвижения к осуществлению вековечной мечты человечества о нормальных жилищных условиях являлись мы — каменщики.</text:p>
      <text:p text:style-name="P6"/>
      <text:p text:style-name="P7">Непросто быть остриём. </text:p>
      <text:p text:style-name="P7">Ни стены кабинетов, ни стёкла кабин, ни шпангоуты бортов не укроют тебя от капризов и взбрыков погодных условий.</text:p>
      <text:p text:style-name="P7">Вся твоя защита — спецовка и башмаки; зимой добавится бушлат и шапка; всё остальное — не укрытое ими — становится добычей палящего солнца, секущих дождей, <text:span text:style-name="T5">безжалостных</text:span> вихрей и трескучих морозов.</text:p>
      <text:p text:style-name="P7">Не всякий выдержит, не каждому дано день за днём оставаться каменщиком.</text:p>
      <text:p text:style-name="P7">Много с кем довелось мне работать и в СМП-615, и за его пределами, но именно эти двенадцать для меня навсегда останутся «нашей бригадой»:</text:p>
      <text:p text:style-name="P7">Микола Хижняк — бригадир; </text:p>
      <text:p text:style-name="P7">два Петра — Лысун и Кирпа — каменщики;</text:p>
      <text:p text:style-name="P7">два Григория — Григорий и Гриня, он же Мелехов (после показа экранизации «Тихого Дона» по центральному телевидению) — каменщики;</text:p>
      <text:p text:style-name="P7">две Адреевны — Любовь и Анна — каменщицы;</text:p>
      <text:p text:style-name="P7">Лида и Вита — каменщицы;</text:p>
      <text:p text:style-name="P7">строповщицы — Катерина и Вера Шарапова; и </text:p>
      <text:p text:style-name="P7">Сергей Огольцов — каменщик.</text:p>
      <text:p text:style-name="P7"/>
      <text:p text:style-name="P7">В Конотопе легко отличить дома построенные нашей бригадой; все они — полосатые.</text:p>
      <text:p text:style-name="P7"/>
      <text:p text:style-name="P7">Начиная этаж, круговой пояс мы ложили из красного кирпича <text:span text:style-name="T8">(6х12х25см)</text:span> с клеймом «КК» на ребре — «<text:span text:style-name="T8">конотопский кирпичный». </text:span></text:p>
      <text:p text:style-name="P8">«З» — «завод» — отсутствовала, вместо неё стояли палочки: «I» — выработан в первую смену, «II» — вторая смена, и так далее.</text:p>
      <text:p text:style-name="P8">Подняв пояс на высоту, где начинаются окна, мы выкладывали столбики по сторонам их проёмов и проёмов балконных дверей из белого силикатного кирпича (9х12х25см).</text:p>
      <text:p text:style-name="P8">Столбики соединялись бетонными перемычками, которые подносит башенный кран, и, поверх перемычек, заключительная сплошная полоса красного кирпича.</text:p>
      <text:p text:style-name="P8">Глядя со стороны — ещё один этаж готов <text:span text:style-name="T5">(красно-бело-красный), н</text:span>о быстро лишь сказка сказывается...</text:p>
      <text:p text:style-name="P8">Теперь нужно сделать «начинку», поднять внутренние стены: <text:span text:style-name="T4">несущую</text:span> осевую «капиталку» <text:soft-page-break/>и <text:span text:style-name="T4">поперечные </text:span>— между квартирами разных подъездов; сложить из гипсовых плит (8х40х80см) перегородки разделяющие каждую квартиру на коридоры и комнаты, и поставить раздельные санузлы из красного кирпича на ребро <text:span text:style-name="T5">(</text:span>и только из <text:span text:style-name="T5">красного</text:span>, потому что силикатный, как и гипс, боится влаги.<text:span text:style-name="T5">)</text:span></text:p>
      <text:p text:style-name="P8">Вот теперь этаж можно перекрывать бетонными плитами, которые подносит башенный кран на стальных тросах с крючками, которые <text:span text:style-name="T9">Катерина и Вера Шарапова внизу, на земле, завели в четыре петли верхней плиты в штабеле таких же плит длиною в 5,6 метров и шириною 1,2 метров, или <text:s/>в 1 метр ровно. </text:span></text:p>
      <text:p text:style-name="P2">Разница в ширине плит нужна, чтобы точно уложиться в расстояние между стенами <text:s/>лестничной клетки одного подъезда и другого. Перекрывать наглухо стены лестничной клетки нельзя — именно в них выложены вентиляционные каналы кухонь.</text:p>
      <text:p text:style-name="P2">А если завезены плиты только одной ширины и варьировать нечем? </text:p>
      <text:p text:style-name="P2"/>
      <text:p text:style-name="P9">(...<text:span text:style-name="T10">в</text:span> эпоху плановой экономики и дефицитов выбирать не приходится — завозишь что подвернётся, пока хоть это есть...)</text:p>
      <text:p text:style-name="P9"/>
      <text:p text:style-name="P2">Тоже не беда! </text:p>
      <text:p text:style-name="P2">Имеется лом, кувалда, два Петра, два Григория, один Серёга и <text:span text:style-name="T1">бригадир </text:span>Микола — сменяя друг друга, доведут плиту до нужной ширин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0:24:00.383369507</meta:creation-date>
    <dc:date>2017-03-03T10:24:06.611737731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49" meta:word-count="860" meta:character-count="5972" meta:non-whitespace-character-count="5096"/>
    <meta:generator>LibreOffice/4.3.3.2$Linux_x86 LibreOffice_project/430m0$Build-2</meta:generator>
  </office:meta>
</office:document-meta>
</file>